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92bd" officeooo:paragraph-rsid="000b92bd" style:font-size-asian="20pt" style:font-size-complex="20pt"/>
    </style:style>
    <style:style style:name="P2" style:family="paragraph" style:parent-style-name="Standard">
      <style:paragraph-properties fo:line-height="150%"/>
      <style:text-properties fo:font-size="14pt" officeooo:rsid="000b92bd" officeooo:paragraph-rsid="000b92bd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0b9bd3" officeooo:paragraph-rsid="000b9bd3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2">Q1. Which field of the customers table is the primary key?</text:p>
      <text:p text:style-name="P3">Ans-&gt; Snum is the primary key</text:p>
      <text:p text:style-name="P3"/>
      <text:p text:style-name="P2">Q2. What is the 4<text:span text:style-name="T1">th</text:span> column of the customers table?</text:p>
      <text:p text:style-name="P3">Ans-&gt; Rating is the 4<text:span text:style-name="T1">th</text:span> column</text:p>
      <text:p text:style-name="P3"/>
      <text:p text:style-name="P2">Q3. What is another word for row? For column?</text:p>
      <text:p text:style-name="P3">Ans-&gt; Another word for row is Tuple,Entity and another word for column is Fields.</text:p>
      <text:p text:style-name="P3"/>
      <text:p text:style-name="P2">Q4 why isn’t it possible to see the first five rows of a table?</text:p>
      <text:p text:style-name="P3">Ans-&gt; It’s because rows inside a table are not stored in any specific order, these rows are scattered(Fragmented) all over the Database server Hard dis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7:37:03.170044711</meta:creation-date>
    <dc:date>2023-09-09T22:25:01.941126583</dc:date>
    <meta:editing-duration>PT3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7" meta:character-count="521" meta:non-whitespace-character-count="433"/>
  </office:meta>
</office:document-meta>
</file>